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33cm" draw:z-index="0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UrbanBody">5000 Namur </text:p><text:p text:style-name="UrbanTitle2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voi du dossier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3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au prescrit de l'article 116 §1<text:span text:style-name="T5">er</text:span> 3° du C.W.A.T.U.P.E., nous vous prions de trouver sous ce pli un exemplaire du dossier complet de la demande de certificat d'urbanisme n° 2 concernant le projet repris sous rubrique accompagné des demandes d'avis.</text:p>
      <text:p text:style-name="UrbanBody"/>
      <text:p text:style-name="UrbanBody"><office:annotation><dc:creator>Gauthier Bastien</dc:creator><dc:date>2011-03-23T11:30:12</dc:date><text:p text:style-name="P3"><text:span text:style-name="T6">do text if self.getIsInSubdivision()</text:span></text:p></office:annotation>Cette parcelle <text:span text:style-name="T4">est</text:span> située dans un lotissement.</text:p>
      <text:p text:style-name="UrbanBody"><office:annotation><dc:creator>Gauthier Bastien</dc:creator><dc:date>2011-03-23T11:43:01</dc:date><text:p text:style-name="P3"><text:span text:style-name="T7">do text if not self.getIsInSubdivision()</text:span></text:p></office:annotation>Cette parcelle <text:span text:style-name="T4">n'est pas</text:span> située dans un lotissement.</text:p>
      <text:p text:style-name="UrbanBody"/>
      <text:p text:style-name="UrbanBody">Nous vous en souhaitons bonne réception et nous vous prions d'agréer, Madame, Monsieur, nos <text:s/>salutations distinguées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3T12:10:28</dc:date>
    <dc:language>fr-FR</dc:language>
    <meta:editing-cycles>71</meta:editing-cycles>
    <meta:editing-duration>P1DT8H11M19S</meta:editing-duration>
    <dc:creator>sde </dc:creator>
    <meta:document-statistic meta:table-count="0" meta:image-count="0" meta:object-count="0" meta:page-count="1" meta:paragraph-count="21" meta:word-count="137" meta:character-count="1035" meta:non-whitespace-character-count="922"/>
    <meta:user-defined meta:name="Info 1"/>
    <meta:user-defined meta:name="Info 2"/>
    <meta:user-defined meta:name="Info 3"/>
    <meta:user-defined meta:name="Info 4"/>
  </office:meta>
</office:document-meta>
</file>